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5E0000005EB30A7831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solid" draw:fill-color="#666666" draw:textarea-vertical-align="middle"/>
    </style:style>
    <style:style style:name="gr2" style:family="graphic" style:parent-style-name="standard">
      <style:graphic-properties draw:fill="solid" draw:fill-color="#666666" draw:textarea-horizontal-align="center" draw:textarea-vertical-align="middle"/>
    </style:style>
    <style:style style:name="gr3" style:family="graphic" style:parent-style-name="standard">
      <style:graphic-properties draw:fill="solid" draw:fill-color="#314004" draw:textarea-vertical-align="middle"/>
    </style:style>
    <style:style style:name="gr4" style:family="graphic" style:parent-style-name="standard">
      <style:graphic-properties draw:fill="solid" draw:fill-color="#666666" draw:textarea-vertical-align="middle"/>
    </style:style>
    <style:style style:name="gr5" style:family="graphic" style:parent-style-name="objectwithoutfill">
      <style:graphic-properties svg:stroke-width="1cm" svg:stroke-color="#eb613d" draw:fill="none" draw:fill-color="#ff3366" draw:textarea-vertical-align="middle" fo:padding-top="0.625cm" fo:padding-bottom="0.625cm" fo:padding-left="0.75cm" fo:padding-right="0.75cm"/>
    </style:style>
    <style:style style:name="gr6" style:family="graphic" style:parent-style-name="standard">
      <style:graphic-properties svg:stroke-width="0.8cm" svg:stroke-color="#eb613d" draw:marker-start-width="1.2cm" draw:marker-end-width="1.2cm" draw:fill="none" draw:fill-color="#ff3366" draw:textarea-vertical-align="middle" fo:padding-top="0.525cm" fo:padding-bottom="0.525cm" fo:padding-left="0.65cm" fo:padding-right="0.6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g>
          <draw:line draw:style-name="gr1" draw:text-style-name="P1" draw:layer="layout" svg:x1="4.5cm" svg:y1="15.6cm" svg:x2="12.6cm" svg:y2="15.6cm">
            <text:p/>
          </draw:line>
          <draw:path draw:style-name="gr2" draw:text-style-name="P1" draw:layer="layout" svg:width="8.999cm" svg:height="3.099cm" svg:x="4.3cm" svg:y="12.5cm" svg:viewBox="0 0 9000 3100" svg:d="m2134 800c162-223 362-384 641-512 268-124 531-183 836-188v-100h2189v10c82-7 165-10 250-10 543 0 1005 128 1475 408s808 628 1080 1113 395 961 395 1522c0 19 0 38 0 57h-3200-2189-3611v-1350-150h43c78-132 267-253 580-375 380-149 843-260 1461-351 16-25 33-49 50-74z">
            <text:p/>
          </draw:path>
          <draw:ellipse draw:style-name="gr3" draw:text-style-name="P1" draw:layer="layout" svg:width="1.8cm" svg:height="1.7cm" svg:x="5.4cm" svg:y="14.6cm">
            <text:p/>
          </draw:ellipse>
          <draw:ellipse draw:style-name="gr3" draw:text-style-name="P1" draw:layer="layout" svg:width="1.8cm" svg:height="1.7cm" svg:x="10.6cm" svg:y="14.6cm">
            <text:p/>
          </draw:ellipse>
          <draw:ellipse draw:style-name="gr4" draw:text-style-name="P1" draw:layer="layout" svg:width="1.399cm" svg:height="1.301cm" svg:x="5.6cm" svg:y="14.799cm">
            <text:p/>
          </draw:ellipse>
          <draw:ellipse draw:style-name="gr4" draw:text-style-name="P1" draw:layer="layout" svg:width="1.399cm" svg:height="1.301cm" svg:x="10.8cm" svg:y="14.799cm">
            <text:p/>
          </draw:ellipse>
          <draw:line draw:style-name="gr1" draw:text-style-name="P1" draw:layer="layout" svg:x1="9.1cm" svg:y1="15.1cm" svg:x2="9.1cm" svg:y2="12.8cm">
            <text:p/>
          </draw:line>
          <draw:path draw:style-name="gr1" draw:text-style-name="P1" draw:layer="layout" svg:width="1.256cm" svg:height="0.731cm" draw:transform="rotate (0.983842099349018) translate (6.68232545180496cm 13.4422482539183cm)" svg:viewBox="0 0 1257 732" svg:d="m0 25c287-84 592 54 782 266l203 168 202 168 70 105">
            <text:p/>
          </draw:path>
          <draw:path draw:style-name="gr1" draw:text-style-name="P1" draw:layer="layout" svg:width="1.487cm" svg:height="0.948cm" draw:transform="rotate (2.15775055424018) translate (6.61319356796857cm 15.766075686039cm)" svg:viewBox="0 0 1488 949" svg:d="m0 896c306-67 567 160 888-15 252-138 338-380 503-574l97-238-14-69">
            <text:p/>
          </draw:path>
          <draw:line draw:style-name="gr1" draw:text-style-name="P1" draw:layer="layout" svg:x1="7.6cm" svg:y1="13.7cm" svg:x2="9.1cm" svg:y2="13.7cm">
            <text:p/>
          </draw:line>
          <draw:line draw:style-name="gr1" draw:text-style-name="P1" draw:layer="layout" svg:x1="9.8cm" svg:y1="13.7cm" svg:x2="12cm" svg:y2="13.7cm">
            <text:p/>
          </draw:line>
          <draw:path draw:style-name="gr1" draw:text-style-name="P1" draw:layer="layout" svg:width="1.41cm" svg:height="0.707cm" svg:x="10.533cm" svg:y="12.697cm" svg:viewBox="0 0 1411 708" svg:d="m0 3c260-22 497 106 756 176 295 79 548 243 655 504v25">
            <text:p/>
          </draw:path>
          <draw:line draw:style-name="gr5" draw:text-style-name="P1" draw:layer="layout" svg:x1="12.4cm" svg:y1="16.6cm" svg:x2="5.5cm" svg:y2="11.5cm">
            <text:p/>
          </draw:line>
          <draw:ellipse draw:style-name="gr6" draw:text-style-name="P1" draw:layer="layout" svg:width="9cm" svg:height="7.656cm" svg:x="4.3cm" svg:y="10.344cm">
            <text:p/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Metal" xlink:href="Pictures/100000000000005E0000005EB30A783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3T22:32:32.54</meta:creation-date>
    <dc:date>2013-03-30T13:23:01.79</dc:date>
    <meta:editing-duration>P6DT14H4M10S</meta:editing-duration>
    <meta:editing-cycles>1</meta:editing-cycles>
    <meta:document-statistic meta:object-count="15"/>
    <meta:generator>OpenOffice.org/3.4.1$Win32 OpenOffice.org_project/341m1$Build-9593</meta:generator>
  </office:meta>
</office:document-meta>
</file>